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co1" style:family="table-column">
      <style:table-column-properties style:column-width="12.444cm" style:use-optimal-column-width="false"/>
    </style:style>
    <style:style style:name="co2" style:family="table-column">
      <style:table-column-properties style:column-width="12.447cm" style:use-optimal-column-width="false"/>
    </style:style>
    <style:style style:name="ro1" style:family="table-row">
      <style:table-row-properties style:row-height="5.162cm"/>
    </style:style>
    <style:style style:name="ro2" style:family="table-row">
      <style:table-row-properties style:row-height="5.169cm"/>
    </style:style>
    <style:style style:name="ce1" style:family="table-cell">
      <loext:graphic-properties draw:fill-color="#eeeeee"/>
      <style:paragraph-properties fo:text-align="center"/>
      <style:text-properties fo:color="#3333ff" fo:font-size="40pt" style:font-size-asian="40pt" style:font-size-complex="40pt"/>
    </style:style>
    <style:style style:name="ce2" style:family="table-cell">
      <loext:graphic-properties draw:fill-color="#eeeeee"/>
      <style:paragraph-properties fo:text-align="center"/>
      <style:text-properties fo:color="#00cc33" fo:font-size="40pt" style:font-size-asian="40pt" style:font-size-complex="40pt"/>
    </style:style>
    <style:style style:name="ce3" style:family="table-cell">
      <loext:graphic-properties draw:fill-color="#eeeeee"/>
      <style:paragraph-properties fo:text-align="center"/>
      <style:text-properties fo:color="#ff3300" fo:font-size="40pt" style:font-size-asian="40pt" style:font-size-complex="4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style:paragraph-properties fo:margin-left="0cm" fo:margin-right="0cm" fo:margin-top="0.499cm" fo:margin-bottom="0cm" fo:line-height="100%" fo:text-align="end" fo:text-indent="0cm" style:punctuation-wrap="simple" style:writing-mode="rl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rl-tb">
        <style:tab-stops/>
      </style:paragraph-properties>
    </style:style>
    <style:style style:name="P8" style:family="paragraph">
      <style:paragraph-properties fo:text-align="center"/>
      <style:text-properties fo:color="#3333ff" fo:font-size="40pt" style:font-size-asian="40pt" style:font-size-complex="40pt"/>
    </style:style>
    <style:style style:name="P9" style:family="paragraph">
      <style:paragraph-properties fo:text-align="center"/>
      <style:text-properties fo:color="#00cc33" fo:font-size="40pt" style:font-size-asian="40pt" style:font-size-complex="40pt"/>
    </style:style>
    <style:style style:name="P10" style:family="paragraph">
      <style:paragraph-properties fo:text-align="center"/>
      <style:text-properties fo:color="#ff3300" fo:font-size="40pt" style:font-size-asian="40pt" style:font-size-complex="4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4pt" style:font-style-asian="normal" style:font-weight-asian="bold" style:font-size-complex="44pt" style:language-complex="he" style:country-complex="IL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fo:font-variant="normal" fo:text-transform="none" fo:color="#6666ff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T6" style:family="text">
      <style:text-properties fo:font-variant="normal" fo:text-transform="none" fo:color="#6666ff" style:text-line-through-style="none" style:text-line-through-type="none" style:text-position="0% 100%" style:font-name="Liberation Sans" fo:font-size="32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language-complex="he" style:country-complex="IL" style:font-style-complex="normal" style:font-weight-complex="bold"/>
    </style:style>
    <style:style style:name="T7" style:family="text">
      <style:text-properties fo:font-variant="normal" fo:text-transform="none" fo:color="#6666ff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9933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T9" style:family="text">
      <style:text-properties fo:font-variant="normal" fo:text-transform="none" fo:color="#009933" style:text-line-through-style="none" style:text-line-through-type="none" style:text-position="0% 100%" style:font-name="Liberation Sans" fo:font-size="32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language-complex="he" style:country-complex="IL" style:font-style-complex="normal" style:font-weight-complex="bold"/>
    </style:style>
    <style:style style:name="T10" style:family="text">
      <style:text-properties fo:font-variant="normal" fo:text-transform="none" fo:color="#009933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ff0066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T12" style:family="text">
      <style:text-properties fo:font-variant="normal" fo:text-transform="none" fo:color="#ff0066" style:text-line-through-style="none" style:text-line-through-type="none" style:text-position="0% 100%" style:font-name="Liberation Sans" fo:font-size="32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language-complex="he" style:country-complex="IL" style:font-style-complex="normal" style:font-weight-complex="bold"/>
    </style:style>
    <style:style style:name="T13" style:family="text">
      <style:text-properties fo:font-variant="normal" fo:text-transform="none" fo:color="#ff0066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40pt" style:font-style-asian="normal" style:font-weight-asian="normal" style:font-name-complex="Nachlieli CLM2" style:font-size-complex="40pt" style:font-style-complex="normal" style:font-weight-complex="normal"/>
    </style:style>
    <style:style style:name="T15" style:family="text">
      <style:text-properties fo:font-variant="normal" fo:text-transform="none" fo:color="#ff0000" style:text-line-through-style="none" style:text-line-through-type="none" style:text-position="0% 100%" style:font-name="Liberation Sans" fo:font-size="32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language-complex="he" style:country-complex="IL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T17" style:family="text">
      <style:text-properties fo:font-variant="normal" fo:text-transform="none" fo:color="#3333ff" style:text-line-through-style="none" style:text-line-through-type="none" style:text-position="0% 100%" style:font-name="Liberation Sans" fo:font-size="32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language-complex="he" style:country-complex="IL" style:font-style-complex="normal" style:font-weight-complex="bold"/>
    </style:style>
    <style:style style:name="T18" style:family="text">
      <style:text-properties fo:font-variant="normal" fo:text-transform="none" fo:color="#6666ff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90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.17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44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71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98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8.25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.5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795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905cm"/>
        <style:text-properties fo:color="#000000" fo:font-size="100%"/>
      </text:list-level-style-number>
      <text:list-level-style-number text:level="3" style:num-suffix=")" style:num-format="1">
        <style:list-level-properties text:space-before="3.175cm"/>
        <style:text-properties fo:color="#000000" fo:font-size="100%"/>
      </text:list-level-style-number>
      <text:list-level-style-number text:level="4" style:num-suffix=")" style:num-format="1">
        <style:list-level-properties text:space-before="4.445cm"/>
        <style:text-properties fo:color="#000000" fo:font-size="100%"/>
      </text:list-level-style-number>
      <text:list-level-style-number text:level="5" style:num-suffix=")" style:num-format="1">
        <style:list-level-properties text:space-before="5.715cm"/>
        <style:text-properties fo:color="#000000" fo:font-size="100%"/>
      </text:list-level-style-number>
      <text:list-level-style-number text:level="6" style:num-suffix=")" style:num-format="1">
        <style:list-level-properties text:space-before="6.985cm"/>
        <style:text-properties fo:color="#000000" fo:font-size="100%"/>
      </text:list-level-style-number>
      <text:list-level-style-number text:level="7" style:num-suffix=")" style:num-format="1">
        <style:list-level-properties text:space-before="8.255cm"/>
        <style:text-properties fo:color="#000000" fo:font-size="100%"/>
      </text:list-level-style-number>
      <text:list-level-style-number text:level="8" style:num-suffix=")" style:num-format="1">
        <style:list-level-properties text:space-before="9.525cm"/>
        <style:text-properties fo:color="#000000" fo:font-size="100%"/>
      </text:list-level-style-number>
      <text:list-level-style-number text:level="9" style:num-suffix=")" style:num-format="1">
        <style:list-level-properties text:space-before="10.795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draw:frame draw:name="כותרת 1" presentation:style-name="pr1" draw:text-style-name="P2" draw:layer="layout" svg:width="25.199cm" svg:height="4.201cm" svg:x="1.4cm" svg:y="1.27cm" presentation:class="title">
          <draw:text-box>
            <text:p text:style-name="P1"><text:span text:style-name="T1">מבוא לתיכנות מונחה עצמים – בקרת גירסאות</text:span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layer="layout" svg:width="14.848cm" svg:height="11.135cm" svg:x="3.074cm" svg:y="2.258cm" draw:page-number="1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draw:frame draw:name="כותרת 1" presentation:style-name="pr1" draw:text-style-name="P2" draw:layer="layout" svg:width="25.199cm" svg:height="3.506cm" svg:x="1.4cm" svg:y="0.837cm" presentation:class="title">
          <draw:text-box>
            <text:p text:style-name="P1"><text:span text:style-name="T3">בקרת גירסאות </text:span><text:span text:style-name="T4">– למה צריך את זה?</text:span></text:p>
          </draw:text-box>
        </draw:frame>
        <draw:frame draw:name="TextBox 2" draw:style-name="gr2" draw:text-style-name="P5" draw:layer="layout" svg:width="0.502cm" svg:height="1.187cm" svg:x="13.91cm" svg:y="10.298cm">
          <draw:text-box>
            <text:p/>
          </draw:text-box>
        </draw:frame>
        <draw:frame draw:name="מציין מיקום טקסט 3" presentation:style-name="pr3" draw:text-style-name="P2" draw:layer="layout" svg:width="25.199cm" svg:height="16.51cm" svg:x="1.429cm" svg:y="3.556cm" presentation:class="outline">
          <draw:text-box>
            <text:list text:style-name="L3">
              <text:list-item>
                <text:p text:style-name="P6"><text:span text:style-name="T5">התוכנה שלנו עבדה טוב, ואז שינינו בה משהו והיא </text:span><text:span text:style-name="T5">הפסיקה לעבוד... מערכת בקרת גירסאות שומרת </text:span><text:span text:style-name="T6">הסטוריה של גירסאות</text:span><text:span text:style-name="T7"> ומאפשרת לנו לחזור אחורה לזמן </text:span><text:span text:style-name="T7">שבו התוכנה עבדה.</text:span></text:p>
              </text:list-item>
              <text:list-item>
                <text:p text:style-name="P6"><text:span text:style-name="T8">פיתחנו תוכנה, אנשים משתמשים בה, ואנחנו רוצים </text:span><text:span text:style-name="T8">להמשיך ולפתח אותה בלי להפריע למשתמשים. מערכת </text:span><text:span text:style-name="T8">בקרת גירסאות מאפשרת למשתמשים שלנו להוריד </text:span><text:span text:style-name="T9">גירסה יציבה,</text:span><text:span text:style-name="T10"> ובמקביל מאפשרת לנו להמשיך לעבוד על </text:span><text:span text:style-name="T9">גירסה חדשה</text:span><text:span text:style-name="T10">.</text:span></text:p>
              </text:list-item>
              <text:list-item>
                <text:p text:style-name="P6"><text:span text:style-name="T11">כמה מתכנתים עובדים ביחד על אותה תוכנה. כל </text:span><text:span text:style-name="T11">מתכנת עובד על שינויים אחרים. מערכת בקרת גירסאות </text:span><text:span text:style-name="T11">מאפשרת </text:span><text:span text:style-name="T12">למזג את כל השינויים</text:span><text:span text:style-name="T13"> לתוכנה אחת אחידה.</text:span></text:p>
              </text:list-item>
            </text:list>
          </draw:text-box>
        </draw:frame>
        <draw:frame draw:name="TextBox 4" draw:style-name="gr3" draw:text-style-name="P5" draw:layer="layout" svg:width="23.834cm" svg:height="5.548cm" svg:x="2.794cm" svg:y="13.716cm">
          <draw:text-box>
            <text:p text:style-name="P7"><text:span text:style-name="T14"/></text:p>
            <text:p text:style-name="P7"><text:span text:style-name="T14"/></text:p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layer="layout" svg:width="14.848cm" svg:height="11.135cm" svg:x="3.074cm" svg:y="2.258cm" draw:page-number="2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draw:frame draw:name="כותרת 1" presentation:style-name="pr1" draw:text-style-name="P2" draw:layer="layout" svg:width="25.199cm" svg:height="3.506cm" svg:x="1.4cm" svg:y="0.837cm" presentation:class="title">
          <draw:text-box>
            <text:p text:style-name="P1"><text:span text:style-name="T3">בקרת גירסאות </text:span><text:span text:style-name="T4">– מערכות קיימות</text:span></text:p>
          </draw:text-box>
        </draw:frame>
        <draw:frame draw:name="TextBox 2" draw:style-name="gr2" draw:text-style-name="P5" draw:layer="layout" svg:width="0.502cm" svg:height="1.187cm" svg:x="13.91cm" svg:y="10.298cm">
          <draw:text-box>
            <text:p/>
          </draw:text-box>
        </draw:frame>
        <draw:frame draw:name="מציין מיקום טקסט 3" presentation:style-name="pr3" draw:text-style-name="P2" draw:layer="layout" svg:width="25.199cm" svg:height="16.51cm" svg:x="1.429cm" svg:y="3.556cm" presentation:class="outline">
          <draw:text-box>
            <text:list text:style-name="L4">
              <text:list-item>
                <text:p text:style-name="P6"><text:span text:style-name="T15">בקרת גירסאות למסמכים בודדים:</text:span></text:p>
              </text:list-item>
            </text:list>
            <text:list text:style-name="L3">
              <text:list-item>
                <text:p text:style-name="P6"><text:span text:style-name="T16">מדיה-ויקי – לאתרים כגון ויקיפדיה, ויקיטקסט, ויקיספר..</text:span></text:p>
              </text:list-item>
              <text:list-item>
                <text:p text:style-name="P6"><text:span text:style-name="T16">גוגל דרייב – למסמכים של גוגל</text:span></text:p>
              </text:list-item>
              <text:list-item>
                <text:p text:style-name="P6"><text:span text:style-name="T16">דרופבוקס – לכל מסמך על המחשב שלכם</text:span></text:p>
              </text:list-item>
              <text:list-item>
                <text:p text:style-name="P6"><text:span text:style-name="T17">בקרת גירסאות לקבוצות של מסמכים:</text:span></text:p>
              </text:list-item>
              <text:list-item>
                <text:p text:style-name="P6"><text:span text:style-name="T7">CVS</text:span></text:p>
              </text:list-item>
              <text:list-item>
                <text:p text:style-name="P6"><text:span text:style-name="T7">Subversion</text:span></text:p>
              </text:list-item>
              <text:list-item>
                <text:p text:style-name="P6"><text:span text:style-name="T7">Mercury</text:span></text:p>
              </text:list-item>
              <text:list-item>
                <text:p text:style-name="P6"><text:span text:style-name="T18">GIT</text:span></text:p>
              </text:list-item>
            </text:list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layer="layout" svg:width="14.848cm" svg:height="11.135cm" svg:x="3.074cm" svg:y="2.258cm" draw:page-number="3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draw:frame draw:name="כותרת 1" presentation:style-name="pr1" draw:text-style-name="P2" draw:layer="layout" svg:width="25.199cm" svg:height="3.506cm" svg:x="1.4cm" svg:y="0.837cm" presentation:class="title">
          <draw:text-box>
            <text:p text:style-name="P1"><text:span text:style-name="T19">תהליכי עבודה ב-</text:span><text:span text:style-name="T19">git</text:span></text:p>
          </draw:text-box>
        </draw:frame>
        <draw:frame draw:name="TextBox 2" draw:style-name="gr2" draw:text-style-name="P5" draw:layer="layout" svg:width="0.502cm" svg:height="1.187cm" svg:x="13.91cm" svg:y="10.298cm">
          <draw:text-box>
            <text:p/>
          </draw:text-box>
        </draw:frame>
        <draw:frame draw:name="מציין מיקום טקסט 3" presentation:style-name="pr3" draw:text-style-name="P2" draw:layer="layout" svg:width="25.199cm" svg:height="16.51cm" svg:x="1.429cm" svg:y="3.556cm" presentation:class="outline">
          <draw:text-box>
            <text:list text:style-name="L5">
              <text:list-item>
                <text:p text:style-name="P6"><text:span text:style-name="T7"><text:s/></text:span><text:span text:style-name="T5">יצירת מאגר חדש </text:span><text:span text:style-name="T13">(</text:span><text:span text:style-name="T13">repository</text:span><text:span text:style-name="T13">)</text:span></text:p>
              </text:list-item>
              <text:list-item>
                <text:p text:style-name="P6"><text:span text:style-name="T7"><text:s/></text:span><text:span text:style-name="T5">יצירת גירסה חדשה </text:span><text:span text:style-name="T13">(</text:span><text:span text:style-name="T13">commit</text:span><text:span text:style-name="T13">)</text:span></text:p>
              </text:list-item>
              <text:list-item>
                <text:p text:style-name="P6"><text:span text:style-name="T7"><text:s/></text:span><text:span text:style-name="T5">צפיה בגירסאות ישנות </text:span><text:span text:style-name="T13">(</text:span><text:span text:style-name="T13">history, blame</text:span><text:span text:style-name="T13">)</text:span></text:p>
              </text:list-item>
              <text:list-item>
                <text:p text:style-name="P6"><text:span text:style-name="T7"><text:s/></text:span><text:span text:style-name="T5">שיבוט מאגר רחוק למחשב מקומי </text:span><text:span text:style-name="T13">(</text:span><text:span text:style-name="T13">clone</text:span><text:span text:style-name="T13">)</text:span></text:p>
              </text:list-item>
            </text:list>
            <text:list text:style-name="L6">
              <text:list-item>
                <text:p text:style-name="P6"><text:span text:style-name="T7"><text:s/></text:span><text:span text:style-name="T5">חזרה לגירסאות ישנות </text:span><text:span text:style-name="T13">(</text:span><text:span text:style-name="T13">checkout</text:span><text:span text:style-name="T13">)</text:span></text:p>
              </text:list-item>
              <text:list-item>
                <text:p text:style-name="P6"><text:span text:style-name="T7"><text:s/></text:span><text:span text:style-name="T5">יצירת ענפים על מחשב מקומי </text:span><text:span text:style-name="T13">(</text:span><text:span text:style-name="T13">branch</text:span><text:span text:style-name="T13">)</text:span></text:p>
              </text:list-item>
              <text:list-item>
                <text:p text:style-name="P6"><text:span text:style-name="T7"><text:s/></text:span><text:span text:style-name="T5">מיזוג ענפים </text:span><text:span text:style-name="T13">(</text:span><text:span text:style-name="T13">merge</text:span><text:span text:style-name="T13">)</text:span></text:p>
              </text:list-item>
            </text:list>
            <text:list text:style-name="L5">
              <text:list-item>
                <text:p text:style-name="P6"><text:span text:style-name="T7"><text:s/></text:span><text:span text:style-name="T5">התאמה בין עותקים של אותו מאגר </text:span><text:span text:style-name="T13">(</text:span><text:span text:style-name="T13">push, pull</text:span><text:span text:style-name="T13">)</text:span></text:p>
              </text:list-item>
            </text:list>
            <text:list text:style-name="L6">
              <text:list-item>
                <text:p text:style-name="P6"><text:span text:style-name="T7"><text:s/></text:span><text:span text:style-name="T5">שיכפול מאגר של מישהו אחר</text:span><text:span text:style-name="T13">(</text:span><text:span text:style-name="T13">fork, pull request</text:span><text:span text:style-name="T13">)</text:span></text:p>
                <text:p text:style-name="P6"><text:span text:style-name="T18"/></text:p>
              </text:list-item>
            </text:list>
          </draw:text-box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layer="layout" svg:width="14.848cm" svg:height="11.135cm" svg:x="3.074cm" svg:y="2.258cm" draw:page-number="4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draw:frame draw:name="כותרת 1" presentation:style-name="pr1" draw:text-style-name="P2" draw:layer="layout" svg:width="25.2cm" svg:height="3.505cm" svg:x="1.4cm" svg:y="0.837cm" presentation:class="title">
          <draw:text-box>
            <text:p text:style-name="P1"><text:span text:style-name="T19"><text:s/></text:span><text:span text:style-name="T19">ד</text:span><text:span text:style-name="T19">ר</text:span><text:span text:style-name="T19">כ</text:span><text:span text:style-name="T19">י</text:span><text:span text:style-name="T19">ם</text:span><text:span text:style-name="T19"> </text:span><text:span text:style-name="T19">ל</text:span><text:span text:style-name="T19">ע</text:span><text:span text:style-name="T19">ב</text:span><text:span text:style-name="T19">ו</text:span><text:span text:style-name="T19">ד</text:span><text:span text:style-name="T19"> </text:span><text:span text:style-name="T19">ב</text:span><text:span text:style-name="T19">מ</text:span><text:span text:style-name="T19">ק</text:span><text:span text:style-name="T19">ב</text:span><text:span text:style-name="T19">י</text:span><text:span text:style-name="T19">ל</text:span><text:span text:style-name="T19"> </text:span><text:span text:style-name="T19">ע</text:span><text:span text:style-name="T19">ל</text:span><text:span text:style-name="T19"> </text:span><text:span text:style-name="T19">א</text:span><text:span text:style-name="T19">ו</text:span><text:span text:style-name="T19">ת</text:span><text:span text:style-name="T19">ו</text:span><text:span text:style-name="T19"> </text:span><text:span text:style-name="T19">פ</text:span><text:span text:style-name="T19">ר</text:span><text:span text:style-name="T19">ו</text:span><text:span text:style-name="T19">י</text:span><text:span text:style-name="T19">י</text:span><text:span text:style-name="T19">ק</text:span><text:span text:style-name="T19">ט</text:span></text:p>
          </draw:text-box>
        </draw:frame>
        <draw:frame draw:name="TextBox 2" draw:style-name="gr2" draw:text-style-name="P5" draw:layer="layout" svg:width="0.502cm" svg:height="1.187cm" svg:x="13.91cm" svg:y="10.298cm">
          <draw:text-box>
            <text:p/>
          </draw:text-box>
        </draw:frame>
        <draw:frame draw:style-name="standard" draw:layer="layout" svg:width="24.89cm" svg:height="15.492cm" svg:x="2.032cm" svg:y="4.06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אדם אחד על מחשב אחד</text:p>
              </table:table-cell>
              <table:table-cell>
                <text:p text:style-name="P8">Branch</text:p>
              </table:table-cell>
            </table:table-row>
            <table:table-row table:style-name="ro1" table:default-cell-style-name="ce2">
              <table:table-cell>
                <text:p text:style-name="P9">אדם אחד על מחשבים שונים</text:p>
              </table:table-cell>
              <table:table-cell>
                <text:p text:style-name="P9">Clone</text:p>
              </table:table-cell>
            </table:table-row>
            <table:table-row table:style-name="ro2" table:default-cell-style-name="ce3">
              <table:table-cell>
                <text:p text:style-name="P10">אנשים שונים</text:p>
              </table:table-cell>
              <table:table-cell>
                <text:p text:style-name="P10">Fork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מציין מיקום של מספר שקופית 6" draw:style-name="gr1" draw:text-style-name="P2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מציין מיקום של תמונת שקופית 1" draw:layer="layout" svg:width="14.848cm" svg:height="11.135cm" svg:x="3.074cm" svg:y="2.258cm" draw:page-number="5" presentation:class="page"/>
          <draw:frame draw:name="מציין מיקום של הערות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achlieli CLM2" svg:font-family="'Nachlieli CLM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Nachlieli CLM1" svg:font-family="'Nachlieli CLM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4pt" style:font-style-asian="normal" style:font-weight-asian="normal" style:font-name-complex="Nachlieli CLM2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</text:span><text:span text:style-name="MT7">ח</text:span><text:span text:style-name="MT7">ץ</text:span><text:span text:style-name="MT7"> </text:span><text:span text:style-name="MT7">כ</text:span><text:span text:style-name="MT7">ד</text:span><text:span text:style-name="MT7">י</text:span><text:span text:style-name="MT7"> </text:span><text:span text:style-name="MT7">ל</text:span><text:span text:style-name="MT7">ע</text:span><text:span text:style-name="MT7">ר</text:span><text:span text:style-name="MT7">ו</text:span><text:span text:style-name="MT7">ך</text:span><text:span text:style-name="MT7"> </text:span><text:span text:style-name="MT7">ס</text:span><text:span text:style-name="MT7">ג</text:span><text:span text:style-name="MT7">נ</text:span><text:span text:style-name="MT7">ו</text:span><text:span text:style-name="MT7">ן</text:span><text:span text:style-name="MT7"> </text:span><text:span text:style-name="MT7">כ</text:span><text:span text:style-name="MT7">ו</text:span><text:span text:style-name="MT7">ת</text:span><text:span text:style-name="MT7">ר</text:span><text:span text:style-name="MT7">ת</text:span><text:span text:style-name="MT7"> </text:span><text:span text:style-name="MT7">ש</text:span><text:span text:style-name="MT7">ל</text:span><text:span text:style-name="MT7"> </text:span><text:span text:style-name="MT7">ת</text:span><text:span text:style-name="MT7">ב</text:span><text:span text:style-name="MT7">נ</text:span><text:span text:style-name="MT7">י</text:span><text:span text:style-name="MT7">ת</text:span><text:span text:style-name="MT7"> </text:span><text:span text:style-name="MT7">ב</text:span><text:span text:style-name="MT7">ס</text:span><text:span text:style-name="MT7">י</text:span><text:span text:style-name="MT7">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</text:span><text:span text:style-name="MT8">ח</text:span><text:span text:style-name="MT8">ץ</text:span><text:span text:style-name="MT8"> </text:span><text:span text:style-name="MT8">כ</text:span><text:span text:style-name="MT8">ד</text:span><text:span text:style-name="MT8">י</text:span><text:span text:style-name="MT8"> </text:span><text:span text:style-name="MT8">ל</text:span><text:span text:style-name="MT8">ע</text:span><text:span text:style-name="MT8">ר</text:span><text:span text:style-name="MT8">ו</text:span><text:span text:style-name="MT8">ך</text:span><text:span text:style-name="MT8"> </text:span><text:span text:style-name="MT8">ס</text:span><text:span text:style-name="MT8">ג</text:span><text:span text:style-name="MT8">נ</text:span><text:span text:style-name="MT8">ו</text:span><text:span text:style-name="MT8">ן</text:span><text:span text:style-name="MT8"> </text:span><text:span text:style-name="MT8">כ</text:span><text:span text:style-name="MT8">ו</text:span><text:span text:style-name="MT8">ת</text:span><text:span text:style-name="MT8">ר</text:span><text:span text:style-name="MT8">ת</text:span><text:span text:style-name="MT8"> </text:span><text:span text:style-name="MT8">מ</text:span><text:span text:style-name="MT8">ש</text:span><text:span text:style-name="MT8">נ</text:span><text:span text:style-name="MT8">ה</text:span><text:span text:style-name="MT8"> </text:span><text:span text:style-name="MT8">ש</text:span><text:span text:style-name="MT8">ל</text:span><text:span text:style-name="MT8"> </text:span><text:span text:style-name="MT8">ת</text:span><text:span text:style-name="MT8">ב</text:span><text:span text:style-name="MT8">נ</text:span><text:span text:style-name="MT8">י</text:span><text:span text:style-name="MT8">ת</text:span><text:span text:style-name="MT8"> </text:span><text:span text:style-name="MT8">ב</text:span><text:span text:style-name="MT8">ס</text:span><text:span text:style-name="MT8">י</text:span><text:span text:style-name="MT8">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</text:span><text:span text:style-name="MT9"> </text:span><text:span text:style-name="MT9">ל</text:span><text:span text:style-name="MT9">ע</text:span><text:span text:style-name="MT9">ר</text:span><text:span text:style-name="MT9">ו</text:span><text:span text:style-name="MT9">ך</text:span><text:span text:style-name="MT9"> </text:span><text:span text:style-name="MT9">ס</text:span><text:span text:style-name="MT9">ג</text:span><text:span text:style-name="MT9">נ</text:span><text:span text:style-name="MT9">ו</text:span><text:span text:style-name="MT9">ן</text:span><text:span text:style-name="MT9">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</text:span><text:span text:style-name="MT9">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נ</text:span><text:span text:style-name="MT2">ו</text:span><text:span text:style-name="MT2">ת</text:span><text:span text:style-name="MT2"> </text:span><text:span text:style-name="MT2">ט</text:span><text:span text:style-name="MT2">ק</text:span><text:span text:style-name="MT2">ס</text:span><text:span text:style-name="MT2">ט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text:span text:style-name="MT2"><text:line-break/></text:span><text:span text:style-name="MT3">ר</text:span><text:span text:style-name="MT3">מ</text:span><text:span text:style-name="MT3">ה</text:span><text:span text:style-name="MT3"> </text:span><text:span text:style-name="MT3">ש</text:span><text:span text:style-name="MT3">נ</text:span><text:span text:style-name="MT3">י</text:span><text:span text:style-name="MT3">ה</text:span><text:span text:style-name="MT3"><text:line-break/></text:span><text:span text:style-name="MT4">ר</text:span><text:span text:style-name="MT4">מ</text:span><text:span text:style-name="MT4">ה</text:span><text:span text:style-name="MT4"> </text:span><text:span text:style-name="MT4">ש</text:span><text:span text:style-name="MT4">ל</text:span><text:span text:style-name="MT4">י</text:span><text:span text:style-name="MT4">ש</text:span><text:span text:style-name="MT4">י</text:span><text:span text:style-name="MT4">ת</text:span><text:span text:style-name="MT4"><text:line-break/></text:span><text:span text:style-name="MT5">ר</text:span><text:span text:style-name="MT5">מ</text:span><text:span text:style-name="MT5">ה</text:span><text:span text:style-name="MT5"> </text:span><text:span text:style-name="MT5">ר</text:span><text:span text:style-name="MT5">ב</text:span><text:span text:style-name="MT5">י</text:span><text:span text:style-name="MT5">ע</text:span><text:span text:style-name="MT5">י</text:span><text:span text:style-name="MT5">ת</text:span><text:span text:style-name="MT5"><text:line-break/></text:span><text:span text:style-name="MT5">ר</text:span><text:span text:style-name="MT5">מ</text:span><text:span text:style-name="MT5">ה</text:span><text:span text:style-name="MT5"> </text:span><text:span text:style-name="MT5">ח</text:span><text:span text:style-name="MT5">מ</text:span><text:span text:style-name="MT5">י</text:span><text:span text:style-name="MT5">ש</text:span><text:span text:style-name="MT5">י</text:span><text:span text:style-name="MT5">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</text:span><text:span text:style-name="MT7">ח</text:span><text:span text:style-name="MT7">ץ</text:span><text:span text:style-name="MT7"> </text:span><text:span text:style-name="MT7">כ</text:span><text:span text:style-name="MT7">ד</text:span><text:span text:style-name="MT7">י</text:span><text:span text:style-name="MT7"> </text:span><text:span text:style-name="MT7">ל</text:span><text:span text:style-name="MT7">ע</text:span><text:span text:style-name="MT7">ר</text:span><text:span text:style-name="MT7">ו</text:span><text:span text:style-name="MT7">ך</text:span><text:span text:style-name="MT7"> </text:span><text:span text:style-name="MT7">ס</text:span><text:span text:style-name="MT7">ג</text:span><text:span text:style-name="MT7">נ</text:span><text:span text:style-name="MT7">ו</text:span><text:span text:style-name="MT7">ן</text:span><text:span text:style-name="MT7"> </text:span><text:span text:style-name="MT7">כ</text:span><text:span text:style-name="MT7">ו</text:span><text:span text:style-name="MT7">ת</text:span><text:span text:style-name="MT7">ר</text:span><text:span text:style-name="MT7">ת</text:span><text:span text:style-name="MT7"> </text:span><text:span text:style-name="MT7">ש</text:span><text:span text:style-name="MT7">ל</text:span><text:span text:style-name="MT7"> </text:span><text:span text:style-name="MT7">ת</text:span><text:span text:style-name="MT7">ב</text:span><text:span text:style-name="MT7">נ</text:span><text:span text:style-name="MT7">י</text:span><text:span text:style-name="MT7">ת</text:span><text:span text:style-name="MT7"> </text:span><text:span text:style-name="MT7">ב</text:span><text:span text:style-name="MT7">ס</text:span><text:span text:style-name="MT7">י</text:span><text:span text:style-name="MT7">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</text:span><text:span text:style-name="MT9"> </text:span><text:span text:style-name="MT9">ל</text:span><text:span text:style-name="MT9">ע</text:span><text:span text:style-name="MT9">ר</text:span><text:span text:style-name="MT9">ו</text:span><text:span text:style-name="MT9">ך</text:span><text:span text:style-name="MT9"> </text:span><text:span text:style-name="MT9">ס</text:span><text:span text:style-name="MT9">ג</text:span><text:span text:style-name="MT9">נ</text:span><text:span text:style-name="MT9">ו</text:span><text:span text:style-name="MT9">ן</text:span><text:span text:style-name="MT9">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</text:span><text:span text:style-name="MT9">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נ</text:span><text:span text:style-name="MT2">ו</text:span><text:span text:style-name="MT2">ת</text:span><text:span text:style-name="MT2"> </text:span><text:span text:style-name="MT2">ט</text:span><text:span text:style-name="MT2">ק</text:span><text:span text:style-name="MT2">ס</text:span><text:span text:style-name="MT2">ט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text:span text:style-name="MT2"><text:line-break/></text:span><text:span text:style-name="MT3">ר</text:span><text:span text:style-name="MT3">מ</text:span><text:span text:style-name="MT3">ה</text:span><text:span text:style-name="MT3"> </text:span><text:span text:style-name="MT3">ש</text:span><text:span text:style-name="MT3">נ</text:span><text:span text:style-name="MT3">י</text:span><text:span text:style-name="MT3">ה</text:span><text:span text:style-name="MT3"><text:line-break/></text:span><text:span text:style-name="MT4">ר</text:span><text:span text:style-name="MT4">מ</text:span><text:span text:style-name="MT4">ה</text:span><text:span text:style-name="MT4"> </text:span><text:span text:style-name="MT4">ש</text:span><text:span text:style-name="MT4">ל</text:span><text:span text:style-name="MT4">י</text:span><text:span text:style-name="MT4">ש</text:span><text:span text:style-name="MT4">י</text:span><text:span text:style-name="MT4">ת</text:span><text:span text:style-name="MT4"><text:line-break/></text:span><text:span text:style-name="MT5">ר</text:span><text:span text:style-name="MT5">מ</text:span><text:span text:style-name="MT5">ה</text:span><text:span text:style-name="MT5"> </text:span><text:span text:style-name="MT5">ר</text:span><text:span text:style-name="MT5">ב</text:span><text:span text:style-name="MT5">י</text:span><text:span text:style-name="MT5">ע</text:span><text:span text:style-name="MT5">י</text:span><text:span text:style-name="MT5">ת</text:span><text:span text:style-name="MT5"><text:line-break/></text:span><text:span text:style-name="MT5">ר</text:span><text:span text:style-name="MT5">מ</text:span><text:span text:style-name="MT5">ה</text:span><text:span text:style-name="MT5"> </text:span><text:span text:style-name="MT5">ח</text:span><text:span text:style-name="MT5">מ</text:span><text:span text:style-name="MT5">י</text:span><text:span text:style-name="MT5">ש</text:span><text:span text:style-name="MT5">י</text:span><text:span text:style-name="MT5">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נ</text:span><text:span text:style-name="MT2">ו</text:span><text:span text:style-name="MT2">ת</text:span><text:span text:style-name="MT2"> </text:span><text:span text:style-name="MT2">ט</text:span><text:span text:style-name="MT2">ק</text:span><text:span text:style-name="MT2">ס</text:span><text:span text:style-name="MT2">ט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text:span text:style-name="MT2"><text:line-break/></text:span><text:span text:style-name="MT3">ר</text:span><text:span text:style-name="MT3">מ</text:span><text:span text:style-name="MT3">ה</text:span><text:span text:style-name="MT3"> </text:span><text:span text:style-name="MT3">ש</text:span><text:span text:style-name="MT3">נ</text:span><text:span text:style-name="MT3">י</text:span><text:span text:style-name="MT3">ה</text:span><text:span text:style-name="MT3"><text:line-break/></text:span><text:span text:style-name="MT4">ר</text:span><text:span text:style-name="MT4">מ</text:span><text:span text:style-name="MT4">ה</text:span><text:span text:style-name="MT4"> </text:span><text:span text:style-name="MT4">ש</text:span><text:span text:style-name="MT4">ל</text:span><text:span text:style-name="MT4">י</text:span><text:span text:style-name="MT4">ש</text:span><text:span text:style-name="MT4">י</text:span><text:span text:style-name="MT4">ת</text:span><text:span text:style-name="MT4"><text:line-break/></text:span><text:span text:style-name="MT5">ר</text:span><text:span text:style-name="MT5">מ</text:span><text:span text:style-name="MT5">ה</text:span><text:span text:style-name="MT5"> </text:span><text:span text:style-name="MT5">ר</text:span><text:span text:style-name="MT5">ב</text:span><text:span text:style-name="MT5">י</text:span><text:span text:style-name="MT5">ע</text:span><text:span text:style-name="MT5">י</text:span><text:span text:style-name="MT5">ת</text:span><text:span text:style-name="MT5"><text:line-break/></text:span><text:span text:style-name="MT5">ר</text:span><text:span text:style-name="MT5">מ</text:span><text:span text:style-name="MT5">ה</text:span><text:span text:style-name="MT5"> </text:span><text:span text:style-name="MT5">ח</text:span><text:span text:style-name="MT5">מ</text:span><text:span text:style-name="MT5">י</text:span><text:span text:style-name="MT5">ש</text:span><text:span text:style-name="MT5">י</text:span><text:span text:style-name="MT5">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</text:span><text:span text:style-name="MT9"> </text:span><text:span text:style-name="MT9">ל</text:span><text:span text:style-name="MT9">ע</text:span><text:span text:style-name="MT9">ר</text:span><text:span text:style-name="MT9">ו</text:span><text:span text:style-name="MT9">ך</text:span><text:span text:style-name="MT9"> </text:span><text:span text:style-name="MT9">ס</text:span><text:span text:style-name="MT9">ג</text:span><text:span text:style-name="MT9">נ</text:span><text:span text:style-name="MT9">ו</text:span><text:span text:style-name="MT9">ן</text:span><text:span text:style-name="MT9">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</text:span><text:span text:style-name="MT9">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נ</text:span><text:span text:style-name="MT2">ו</text:span><text:span text:style-name="MT2">ת</text:span><text:span text:style-name="MT2"> </text:span><text:span text:style-name="MT2">ט</text:span><text:span text:style-name="MT2">ק</text:span><text:span text:style-name="MT2">ס</text:span><text:span text:style-name="MT2">ט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text:span text:style-name="MT2"><text:line-break/></text:span><text:span text:style-name="MT3">ר</text:span><text:span text:style-name="MT3">מ</text:span><text:span text:style-name="MT3">ה</text:span><text:span text:style-name="MT3"> </text:span><text:span text:style-name="MT3">ש</text:span><text:span text:style-name="MT3">נ</text:span><text:span text:style-name="MT3">י</text:span><text:span text:style-name="MT3">ה</text:span><text:span text:style-name="MT3"><text:line-break/></text:span><text:span text:style-name="MT4">ר</text:span><text:span text:style-name="MT4">מ</text:span><text:span text:style-name="MT4">ה</text:span><text:span text:style-name="MT4"> </text:span><text:span text:style-name="MT4">ש</text:span><text:span text:style-name="MT4">ל</text:span><text:span text:style-name="MT4">י</text:span><text:span text:style-name="MT4">ש</text:span><text:span text:style-name="MT4">י</text:span><text:span text:style-name="MT4">ת</text:span><text:span text:style-name="MT4"><text:line-break/></text:span><text:span text:style-name="MT5">ר</text:span><text:span text:style-name="MT5">מ</text:span><text:span text:style-name="MT5">ה</text:span><text:span text:style-name="MT5"> </text:span><text:span text:style-name="MT5">ר</text:span><text:span text:style-name="MT5">ב</text:span><text:span text:style-name="MT5">י</text:span><text:span text:style-name="MT5">ע</text:span><text:span text:style-name="MT5">י</text:span><text:span text:style-name="MT5">ת</text:span><text:span text:style-name="MT5"><text:line-break/></text:span><text:span text:style-name="MT5">ר</text:span><text:span text:style-name="MT5">מ</text:span><text:span text:style-name="MT5">ה</text:span><text:span text:style-name="MT5"> </text:span><text:span text:style-name="MT5">ח</text:span><text:span text:style-name="MT5">מ</text:span><text:span text:style-name="MT5">י</text:span><text:span text:style-name="MT5">ש</text:span><text:span text:style-name="MT5">י</text:span><text:span text:style-name="MT5">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נ</text:span><text:span text:style-name="MT2">ו</text:span><text:span text:style-name="MT2">ת</text:span><text:span text:style-name="MT2"> </text:span><text:span text:style-name="MT2">ט</text:span><text:span text:style-name="MT2">ק</text:span><text:span text:style-name="MT2">ס</text:span><text:span text:style-name="MT2">ט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text:span text:style-name="MT2"><text:line-break/></text:span><text:span text:style-name="MT3">ר</text:span><text:span text:style-name="MT3">מ</text:span><text:span text:style-name="MT3">ה</text:span><text:span text:style-name="MT3"> </text:span><text:span text:style-name="MT3">ש</text:span><text:span text:style-name="MT3">נ</text:span><text:span text:style-name="MT3">י</text:span><text:span text:style-name="MT3">ה</text:span><text:span text:style-name="MT3"><text:line-break/></text:span><text:span text:style-name="MT4">ר</text:span><text:span text:style-name="MT4">מ</text:span><text:span text:style-name="MT4">ה</text:span><text:span text:style-name="MT4"> </text:span><text:span text:style-name="MT4">ש</text:span><text:span text:style-name="MT4">ל</text:span><text:span text:style-name="MT4">י</text:span><text:span text:style-name="MT4">ש</text:span><text:span text:style-name="MT4">י</text:span><text:span text:style-name="MT4">ת</text:span><text:span text:style-name="MT4"><text:line-break/></text:span><text:span text:style-name="MT5">ר</text:span><text:span text:style-name="MT5">מ</text:span><text:span text:style-name="MT5">ה</text:span><text:span text:style-name="MT5"> </text:span><text:span text:style-name="MT5">ר</text:span><text:span text:style-name="MT5">ב</text:span><text:span text:style-name="MT5">י</text:span><text:span text:style-name="MT5">ע</text:span><text:span text:style-name="MT5">י</text:span><text:span text:style-name="MT5">ת</text:span><text:span text:style-name="MT5"><text:line-break/></text:span><text:span text:style-name="MT5">ר</text:span><text:span text:style-name="MT5">מ</text:span><text:span text:style-name="MT5">ה</text:span><text:span text:style-name="MT5"> </text:span><text:span text:style-name="MT5">ח</text:span><text:span text:style-name="MT5">מ</text:span><text:span text:style-name="MT5">י</text:span><text:span text:style-name="MT5">ש</text:span><text:span text:style-name="MT5">י</text:span><text:span text:style-name="MT5">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</text:span><text:span text:style-name="MT9"> </text:span><text:span text:style-name="MT9">ל</text:span><text:span text:style-name="MT9">ע</text:span><text:span text:style-name="MT9">ר</text:span><text:span text:style-name="MT9">ו</text:span><text:span text:style-name="MT9">ך</text:span><text:span text:style-name="MT9"> </text:span><text:span text:style-name="MT9">ס</text:span><text:span text:style-name="MT9">ג</text:span><text:span text:style-name="MT9">נ</text:span><text:span text:style-name="MT9">ו</text:span><text:span text:style-name="MT9">ן</text:span><text:span text:style-name="MT9">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</text:span><text:span text:style-name="MT9">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</text:span><text:span text:style-name="MT2">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</text:span><text:span text:style-name="MT2">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נ</text:span><text:span text:style-name="MT2">ו</text:span><text:span text:style-name="MT2">ת</text:span><text:span text:style-name="MT2"> </text:span><text:span text:style-name="MT2">ט</text:span><text:span text:style-name="MT2">ק</text:span><text:span text:style-name="MT2">ס</text:span><text:span text:style-name="MT2">ט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text:span text:style-name="MT2"><text:line-break/></text:span><text:span text:style-name="MT12">ר</text:span><text:span text:style-name="MT12">מ</text:span><text:span text:style-name="MT12">ה</text:span><text:span text:style-name="MT12"> </text:span><text:span text:style-name="MT12">ש</text:span><text:span text:style-name="MT12">נ</text:span><text:span text:style-name="MT12">י</text:span><text:span text:style-name="MT12">ה</text:span><text:span text:style-name="MT12"><text:line-break/></text:span><text:span text:style-name="MT3">ר</text:span><text:span text:style-name="MT3">מ</text:span><text:span text:style-name="MT3">ה</text:span><text:span text:style-name="MT3"> </text:span><text:span text:style-name="MT3">ש</text:span><text:span text:style-name="MT3">ל</text:span><text:span text:style-name="MT3">י</text:span><text:span text:style-name="MT3">ש</text:span><text:span text:style-name="MT3">י</text:span><text:span text:style-name="MT3">ת</text:span><text:span text:style-name="MT3"><text:line-break/></text:span><text:span text:style-name="MT4">ר</text:span><text:span text:style-name="MT4">מ</text:span><text:span text:style-name="MT4">ה</text:span><text:span text:style-name="MT4"> </text:span><text:span text:style-name="MT4">ר</text:span><text:span text:style-name="MT4">ב</text:span><text:span text:style-name="MT4">י</text:span><text:span text:style-name="MT4">ע</text:span><text:span text:style-name="MT4">י</text:span><text:span text:style-name="MT4">ת</text:span><text:span text:style-name="MT4"><text:line-break/></text:span><text:span text:style-name="MT4">ר</text:span><text:span text:style-name="MT4">מ</text:span><text:span text:style-name="MT4">ה</text:span><text:span text:style-name="MT4"> </text:span><text:span text:style-name="MT4">ח</text:span><text:span text:style-name="MT4">מ</text:span><text:span text:style-name="MT4">י</text:span><text:span text:style-name="MT4">ש</text:span><text:span text:style-name="MT4">י</text:span><text:span text:style-name="MT4">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</text:span><text:span text:style-name="MT2">ח</text:span><text:span text:style-name="MT2">ץ</text:span><text:span text:style-name="MT2"> </text:span><text:span text:style-name="MT2">כ</text:span><text:span text:style-name="MT2">ד</text:span><text:span text:style-name="MT2">י</text:span><text:span text:style-name="MT2"> </text:span><text:span text:style-name="MT2">ל</text:span><text:span text:style-name="MT2">ע</text:span><text:span text:style-name="MT2">ר</text:span><text:span text:style-name="MT2">ו</text:span><text:span text:style-name="MT2">ך</text:span><text:span text:style-name="MT2"> </text:span><text:span text:style-name="MT2">ס</text:span><text:span text:style-name="MT2">ג</text:span><text:span text:style-name="MT2">נ</text:span><text:span text:style-name="MT2">ו</text:span><text:span text:style-name="MT2">ן</text:span><text:span text:style-name="MT2"> </text:span><text:span text:style-name="MT2">כ</text:span><text:span text:style-name="MT2">ו</text:span><text:span text:style-name="MT2">ת</text:span><text:span text:style-name="MT2">ר</text:span><text:span text:style-name="MT2">ת</text:span><text:span text:style-name="MT2"> </text:span><text:span text:style-name="MT2">ש</text:span><text:span text:style-name="MT2">ל</text:span><text:span text:style-name="MT2"> </text:span><text:span text:style-name="MT2">ת</text:span><text:span text:style-name="MT2">ב</text:span><text:span text:style-name="MT2">נ</text:span><text:span text:style-name="MT2">י</text:span><text:span text:style-name="MT2">ת</text:span><text:span text:style-name="MT2"> </text:span><text:span text:style-name="MT2">ב</text:span><text:span text:style-name="MT2">ס</text:span><text:span text:style-name="MT2">י</text:span><text:span text:style-name="MT2">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</text:span><text:span text:style-name="MT9">ח</text:span><text:span text:style-name="MT9">ץ</text:span><text:span text:style-name="MT9"> </text:span><text:span text:style-name="MT9">כ</text:span><text:span text:style-name="MT9">ד</text:span><text:span text:style-name="MT9">י</text:span><text:span text:style-name="MT9"> </text:span><text:span text:style-name="MT9">ל</text:span><text:span text:style-name="MT9">ע</text:span><text:span text:style-name="MT9">ר</text:span><text:span text:style-name="MT9">ו</text:span><text:span text:style-name="MT9">ך</text:span><text:span text:style-name="MT9"> </text:span><text:span text:style-name="MT9">ס</text:span><text:span text:style-name="MT9">ג</text:span><text:span text:style-name="MT9">נ</text:span><text:span text:style-name="MT9">ו</text:span><text:span text:style-name="MT9">ן</text:span><text:span text:style-name="MT9">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</text:span><text:span text:style-name="MT9"> </text:span><text:span text:style-name="MT9">ת</text:span><text:span text:style-name="MT9">ב</text:span><text:span text:style-name="MT9">נ</text:span><text:span text:style-name="MT9">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</text:span><text:span text:style-name="MT9">ח</text:span><text:span text:style-name="MT9">ץ </text:span><text:span text:style-name="MT9">כ</text:span><text:span text:style-name="MT9">ד</text:span><text:span text:style-name="MT9">י </text:span><text:span text:style-name="MT9">ל</text:span><text:span text:style-name="MT9">ע</text:span><text:span text:style-name="MT9">ר</text:span><text:span text:style-name="MT9">ו</text:span><text:span text:style-name="MT9">ך </text:span><text:span text:style-name="MT9">ס</text:span><text:span text:style-name="MT9">ג</text:span><text:span text:style-name="MT9">נו</text:span><text:span text:style-name="MT9">ן </text:span><text:span text:style-name="MT9">כ</text:span><text:span text:style-name="MT9">ו</text:span><text:span text:style-name="MT9">ת</text:span><text:span text:style-name="MT9">ר</text:span><text:span text:style-name="MT9">ת</text:span><text:span text:style-name="MT9"> </text:span><text:span text:style-name="MT9">ש</text:span><text:span text:style-name="MT9">ל </text:span><text:span text:style-name="MT9">ת</text:span><text:span text:style-name="MT9">ב</text:span><text:span text:style-name="MT9">ני</text:span><text:span text:style-name="MT9">ת</text:span><text:span text:style-name="MT9"> </text:span><text:span text:style-name="MT9">ב</text:span><text:span text:style-name="MT9">ס</text:span><text:span text:style-name="MT9">י</text:span><text:span text:style-name="MT9">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7-11-14T20:17:50.504764612</dc:date>
    <meta:editing-cycles>220</meta:editing-cycles>
    <meta:editing-duration>PT15H37M45S</meta:editing-duration>
    <meta:document-statistic meta:object-count="176"/>
  </office:meta>
</office:document-meta>
</file>